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5098in"/>
    </style:style>
    <style:style style:name="co4" style:family="table-column">
      <style:table-column-properties fo:break-before="auto" style:column-width="1.4016in"/>
    </style:style>
    <style:style style:name="co5" style:family="table-column">
      <style:table-column-properties fo:break-before="auto" style:column-width="1.0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1"/>
        <table:table-column table:style-name="co1" table:number-columns-repeated="1017" table:default-cell-style-name="Default"/>
        <table:table-row table:style-name="ro1">
          <table:table-cell/>
          <table:table-cell table:style-name="ce1" table:number-columns-repeated="2"/>
          <table:table-cell table:style-name="ce3"/>
          <table:table-cell table:style-name="ce3" office:value-type="string" calcext:value-type="string">
            <text:p>Notes</text:p>
          </table:table-cell>
          <table:table-cell table:style-name="ce3"/>
          <table:table-cell/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f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4x4</text:p>
          </table:table-cell>
          <table:table-cell table:formula="of:=2*[.H4]+2*[.H6]" office:value-type="float" office:value="262" calcext:value-type="float">
            <text:p>26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2x full height at least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60" calcext:value-type="float">
            <text:p>60</text:p>
          </table:table-cell>
          <table:table-cell table:style-name="ce6" table:formula="of:=[.H2]/12" office:value-type="float" office:value="5" calcext:value-type="float">
            <text:p>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x4</text:p>
          </table:table-cell>
          <table:table-cell table:formula="of:=4*[.H3]+2*[.H2]+4*[.H5]+[.H2]" office:value-type="float" office:value="372" calcext:value-type="float">
            <text:p>37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3x full width at least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30" calcext:value-type="float">
            <text:p>30</text:p>
          </table:table-cell>
          <table:table-cell table:style-name="ce6" table:formula="of:=[.H3]/12" office:value-type="float" office:value="2.5" calcext:value-type="float">
            <text:p>2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x2</text:p>
          </table:table-cell>
          <table:table-cell table:formula="of:=([.H4]-[.H6])*4" office:value-type="float" office:value="212" calcext:value-type="float">
            <text:p>212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Height</text:p>
          </table:table-cell>
          <table:table-cell table:formula="of:=8*12-4" office:value-type="float" office:value="92" calcext:value-type="float">
            <text:p>92</text:p>
          </table:table-cell>
          <table:table-cell table:style-name="ce6" table:formula="of:=[.H4]/12" office:value-type="float" office:value="7.66666666666667" calcext:value-type="float">
            <text:p>7.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er</text:p>
          </table:table-cell>
          <table:table-cell table:formula="of:=[.H3]" office:value-type="float" office:value="30" calcext:value-type="float">
            <text:p>30</text:p>
          </table:table-cell>
          <table:table-cell table:style-name="ce2" office:value-type="string" calcext:value-type="string">
            <text:p>x</text:p>
          </table:table-cell>
          <table:table-cell table:formula="of:=[.H2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Canopy depth</text:p>
          </table:table-cell>
          <table:table-cell office:value-type="float" office:value="18" calcext:value-type="float">
            <text:p>18</text:p>
          </table:table-cell>
          <table:table-cell table:style-name="ce6" table:formula="of:=[.H5]/12" office:value-type="float" office:value="1.5" calcext:value-type="float">
            <text:p>1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g board</text:p>
          </table:table-cell>
          <table:table-cell table:formula="of:=[.H4]-[.H6]" office:value-type="float" office:value="53" calcext:value-type="float">
            <text:p>53</text:p>
          </table:table-cell>
          <table:table-cell table:style-name="ce2" office:value-type="string" calcext:value-type="string">
            <text:p>x</text:p>
          </table:table-cell>
          <table:table-cell table:formula="of:=[.H2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Counter height</text:p>
          </table:table-cell>
          <table:table-cell office:value-type="float" office:value="39" calcext:value-type="float">
            <text:p>39</text:p>
          </table:table-cell>
          <table:table-cell table:style-name="ce6" table:formula="of:=[.H6]/12" office:value-type="float" office:value="3.25" calcext:value-type="float">
            <text:p>3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ywood</text:p>
          </table:table-cell>
          <table:table-cell table:formula="of:=[.H4]*[.H2]+[.H5]*[.H5]+[.H2]*[.H5]" office:value-type="float" office:value="6924" calcext:value-type="float">
            <text:p>6924</text:p>
          </table:table-cell>
          <table:table-cell office:value-type="string" calcext:value-type="string">
            <text:p>sqin</text:p>
          </table:table-cell>
          <table:table-cell/>
          <table:table-cell office:value-type="string" calcext:value-type="string">
            <text:p>1-2 sheets for the back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7:47:06.739000000</meta:creation-date>
    <dc:date>2022-11-29T18:45:39.953000000</dc:date>
    <meta:editing-duration>PT38M2S</meta:editing-duration>
    <meta:editing-cycles>5</meta:editing-cycles>
    <meta:generator>LibreOffice/7.1.3.2$Windows_X86_64 LibreOffice_project/47f78053abe362b9384784d31a6e56f8511eb1c1</meta:generator>
    <meta:document-statistic meta:table-count="1" meta:cell-count="41" meta:object-count="0"/>
  </office:meta>
</office:document-meta>
</file>